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D" table:style-name="ta1">
        <table:shapes>
          <draw:frame draw:z-index="0" draw:style-name="gr1" draw:text-style-name="P1" svg:width="159.99mm" svg:height="89.99mm" svg:x="58.12mm" svg:y="0mm">
            <loext:p draw:notify-on-update-of-ranges="aggregateDataD.A1:aggregateDataD.A1 aggregateDataD.A2:aggregateDataD.A46 aggregateDataD.B1:aggregateDataD.B1 aggregateDataD.B2:aggregateDataD.B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Runtime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054953" calcext:value-type="float">
            <text:p>5.4953E-06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0866487" calcext:value-type="float">
            <text:p>8.66487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3905" calcext:value-type="float">
            <text:p>0.000003905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0209173" calcext:value-type="float">
            <text:p>0.000209173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0374783" calcext:value-type="float">
            <text:p>3.74783E-0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0267227" calcext:value-type="float">
            <text:p>0.000267227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0188324" calcext:value-type="float">
            <text:p>0.000188324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129708" calcext:value-type="float">
            <text:p>1.29708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0781023" calcext:value-type="float">
            <text:p>7.8102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499637" calcext:value-type="float">
            <text:p>4.99637E-05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0115439" calcext:value-type="float">
            <text:p>1.15439E-05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0918276" calcext:value-type="float">
            <text:p>9.18276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436944" calcext:value-type="float">
            <text:p>4.36944E-05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0214283" calcext:value-type="float">
            <text:p>2.14283E-05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0626895" calcext:value-type="float">
            <text:p>6.2689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25831" calcext:value-type="float">
            <text:p>0.00125831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0203795" calcext:value-type="float">
            <text:p>0.00020379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0641279" calcext:value-type="float">
            <text:p>0.0064127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100189" calcext:value-type="float">
            <text:p>1.00189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019465" calcext:value-type="float">
            <text:p>1.9465E-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0643395" calcext:value-type="float">
            <text:p>6.43395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31666" calcext:value-type="float">
            <text:p>2.31666E-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0193565" calcext:value-type="float">
            <text:p>0.00019356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2158" calcext:value-type="float">
            <text:p>0.000215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414183" calcext:value-type="float">
            <text:p>4.14183E-0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0107448" calcext:value-type="float">
            <text:p>0.000107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95125" calcext:value-type="float">
            <text:p>0.00029512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118363" calcext:value-type="float">
            <text:p>0.0011836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057565" calcext:value-type="float">
            <text:p>0.0005756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107862" calcext:value-type="float">
            <text:p>0.010786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0140919" calcext:value-type="float">
            <text:p>0.000140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32524" calcext:value-type="float">
            <text:p>0.00053252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970351" calcext:value-type="float">
            <text:p>0.00970351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0897532" calcext:value-type="float">
            <text:p>0.0008975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0697" calcext:value-type="float">
            <text:p>0.002069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0702434" calcext:value-type="float">
            <text:p>0.00070243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207482" calcext:value-type="float">
            <text:p>0.0207482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12669" calcext:value-type="float">
            <text:p>0.00126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4602" calcext:value-type="float">
            <text:p>0.00844602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583743" calcext:value-type="float">
            <text:p>0.058374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172959" calcext:value-type="float">
            <text:p>0.17295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395255" calcext:value-type="float">
            <text:p>0.0395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36484" calcext:value-type="float">
            <text:p>0.5364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50505" calcext:value-type="float">
            <text:p>0.450505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0.278643" calcext:value-type="float">
            <text:p>0.278643</text:p>
          </table:table-cell>
        </table:table-row>
      </table:table>
      <table:named-expressions/>
      <table:database-ranges>
        <table:database-range table:name="__Anonymous_Sheet_DB__0" table:target-range-address="aggregateDataD.A2:aggregateDataD.B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2:38:46.659212396</dc:date>
    <meta:editing-duration>PT2M53S</meta:editing-duration>
    <meta:editing-cycles>1</meta:editing-cycles>
    <meta:document-statistic meta:table-count="1" meta:cell-count="9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Difficulty vs Runtime (s)</text:p>
        </chart:title>
        <chart:legend chart:legend-position="end" svg:x="13.386cm" svg:y="4.201cm" style:legend-expansion="high" chart:style-name="ch3"/>
        <chart:plot-area chart:style-name="ch4" table:cell-range-address="aggregateDataD.A1:aggregateDataD.B46" chart:data-source-has-labels="both" svg:x="1.331cm" svg:y="1.275cm" svg:width="11.735cm" svg:height="6.564cm">
          <chartooo:coordinate-region svg:x="2.334cm" svg:y="1.275cm" svg:width="10.732cm" svg:height="4.973cm"/>
          <chart:axis chart:dimension="x" chart:name="primary-x" chart:style-name="ch5" chartooo:axis-type="auto">
            <chartooo:date-scale/>
            <chart:title svg:x="6.545cm" svg:y="8.019cm" chart:style-name="ch6">
              <text:p>Difficulty</text:p>
            </chart:title>
            <chart:categories table:cell-range-address="aggregateDataD.A2:aggregateDataD.A46"/>
          </chart:axis>
          <chart:axis chart:dimension="y" chart:name="primary-y" chart:style-name="ch5">
            <chart:title svg:x="0.451cm" svg:y="5.448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D.B2:aggregateDataD.B46" chart:label-cell-address="aggregateDataD.B1:aggregateDataD.B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aggregateDataD.B1:aggregateDataD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aggregateDataD.A2:aggregateDataD.A46</svg:desc>
                </draw:g>
              </table:table-cell>
              <table:table-cell office:value-type="float" office:value="0.0000054953">
                <text:p>0.0000054953</text:p>
                <draw:g>
                  <svg:desc>aggregateDataD.B2:aggregateDataD.B46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0866487">
                <text:p>0.000008664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3905">
                <text:p>0.000003905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0209173">
                <text:p>0.000209173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0374783">
                <text:p>0.0000374783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0267227">
                <text:p>0.000267227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0188324">
                <text:p>0.000188324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129708">
                <text:p>0.0000129708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0781023">
                <text:p>0.000007810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499637">
                <text:p>0.0000499637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0115439">
                <text:p>0.0000115439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0918276">
                <text:p>0.000091827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436944">
                <text:p>0.0000436944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0214283">
                <text:p>0.0000214283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0626895">
                <text:p>0.00006268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25831">
                <text:p>0.00125831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0203795">
                <text:p>0.000203795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0641279">
                <text:p>0.0064127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100189">
                <text:p>0.000010018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019465">
                <text:p>0.000001946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0643395">
                <text:p>0.00006433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231666">
                <text:p>0.000023166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193565">
                <text:p>0.00019356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2158">
                <text:p>0.0002158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414183">
                <text:p>0.000041418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107448">
                <text:p>0.000107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295125">
                <text:p>0.00029512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118363">
                <text:p>0.0011836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57565">
                <text:p>0.0005756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107862">
                <text:p>0.010786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140919">
                <text:p>0.000140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32524">
                <text:p>0.00053252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970351">
                <text:p>0.00970351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0897532">
                <text:p>0.0008975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0697">
                <text:p>0.0020697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0702434">
                <text:p>0.00070243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207482">
                <text:p>0.0207482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12669">
                <text:p>0.00126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844602">
                <text:p>0.00844602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0583743">
                <text:p>0.058374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172959">
                <text:p>0.172959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395255">
                <text:p>0.03952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6484">
                <text:p>0.5364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50505">
                <text:p>0.450505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0.278643">
                <text:p>0.278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